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25_11-01-40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0.86 E-139-34-42.95</text:p>
          </table:table-cell>
          <table:table-cell table:style-name="ce34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5_12-11-33_000.jpg</text:p>
          </table:table-cell>
          <table:table-cell table:style-name="ce17" office:value-type="string">
            <text:p>:m / daylog メモ / partial / 2020-0325</text:p>
          </table:table-cell>
          <table:table-cell table:style-name="ce3"/>
          <table:table-cell table:style-name="ce3"/>
          <table:table-cell table:style-name="ce3" office:value-type="string">
            <text:p>N-35-35-24.33 E-139-34-55.26</text:p>
          </table:table-cell>
          <table:table-cell table:style-name="ce34" table:formula="of:=IF([.E3]=&quot;&quot;;[.C3];CONCATENATE([.C3];&quot; / &quot;;[.E3]))" office:value-type="string" office:string-value=":m / daylog メモ / partial / 2020-0325">
            <text:p>:m / daylog メモ / partial / 2020-0325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25_12-31-12_000.jpg</text:p>
          </table:table-cell>
          <table:table-cell table:style-name="ce23" office:value-type="string">
            <text:p>:bookmemo / 読んだ本 / 『現代倫理学』 / 著者=坂井昭宏、柏葉武秀、編 / 途中</text:p>
          </table:table-cell>
          <table:table-cell table:style-name="ce33"/>
          <table:table-cell table:style-name="ce3"/>
          <table:table-cell table:style-name="ce3" office:value-type="string">
            <text:p>N-35-35-28.7 E-139-34-49.54</text:p>
          </table:table-cell>
          <table:table-cell table:style-name="ce34" table:formula="of:=IF([.E4]=&quot;&quot;;[.C4];CONCATENATE([.C4];&quot; / &quot;;[.E4]))" office:value-type="string" office:string-value=":bookmemo / 読んだ本 / 『現代倫理学』 / 著者=坂井昭宏、柏葉武秀、編 / 途中">
            <text:p>:bookmemo / 読んだ本 / 『現代倫理学』 / 著者=坂井昭宏、柏葉武秀、編 / 途中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25_13-26-28_000.jpg</text:p>
          </table:table-cell>
          <table:table-cell table:style-name="ce23" office:value-type="string">
            <text:p>:bookmemo / ページメモ / 『緑内障の最新治療』 / 著者=平松類、著、植田俊彦、監修 / p.40 / 目薬、さし方</text:p>
          </table:table-cell>
          <table:table-cell table:style-name="ce25"/>
          <table:table-cell table:style-name="ce3"/>
          <table:table-cell table:style-name="ce3" office:value-type="string">
            <text:p>N-35-35-28.75 E-139-34-49.16</text:p>
          </table:table-cell>
          <table:table-cell table:style-name="ce34" table:formula="of:=IF([.E5]=&quot;&quot;;[.C5];CONCATENATE([.C5];&quot; / &quot;;[.E5]))" office:value-type="string" office:string-value=":bookmemo / ページメモ / 『緑内障の最新治療』 / 著者=平松類、著、植田俊彦、監修 / p.40 / 目薬、さし方">
            <text:p>:bookmemo / ページメモ / 『緑内障の最新治療』 / 著者=平松類、著、植田俊彦、監修 / p.40 / 目薬、さし方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25_14-17-45_000.jpg</text:p>
          </table:table-cell>
          <table:table-cell table:style-name="ce20" office:value-type="string">
            <text:p>:m 東和 PHOTO / 200321sa / 平塚駅 / アーデル平塚新築工事 / ２名 / 八千代電気（多田建設） / 日誌</text:p>
          </table:table-cell>
          <table:table-cell table:style-name="ce25"/>
          <table:table-cell table:style-name="ce3"/>
          <table:table-cell table:style-name="ce3" office:value-type="string">
            <text:p>N-35-35-28.72 E-139-34-49.38</text:p>
          </table:table-cell>
          <table:table-cell table:style-name="ce34" table:formula="of:=IF([.E6]=&quot;&quot;;[.C6];CONCATENATE([.C6];&quot; / &quot;;[.E6]))" office:value-type="string" office:string-value=":m 東和 PHOTO / 200321sa / 平塚駅 / アーデル平塚新築工事 / ２名 / 八千代電気（多田建設） / 日誌">
            <text:p>:m 東和 PHOTO / 200321sa / 平塚駅 / アーデル平塚新築工事 / ２名 / 八千代電気（多田建設） / 日誌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25_14-20-33_000.jpg</text:p>
          </table:table-cell>
          <table:table-cell table:style-name="ce23" office:value-type="string">
            <text:p>:PHOTO 記録 / 山下歯科 / 次回予約、日にち</text:p>
          </table:table-cell>
          <table:table-cell table:style-name="ce14"/>
          <table:table-cell table:style-name="ce3"/>
          <table:table-cell table:style-name="ce3" office:value-type="string">
            <text:p>N-35-35-28.67 E-139-34-49.38</text:p>
          </table:table-cell>
          <table:table-cell table:style-name="ce34" table:formula="of:=IF([.E7]=&quot;&quot;;[.C7];CONCATENATE([.C7];&quot; / &quot;;[.E7]))" office:value-type="string" office:string-value=":PHOTO 記録 / 山下歯科 / 次回予約、日にち">
            <text:p>:PHOTO 記録 / 山下歯科 / 次回予約、日にち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25_17-18-47_000.jpg</text:p>
          </table:table-cell>
          <table:table-cell table:style-name="ce23" office:value-type="string">
            <text:p>:m music / log / gt / || s.1:f-109,patt,block=B:patt-n,score+,-,-,blues,R=1 || s.2:f-109,patt,block=A:patt-n,score+,-,-,blues,R=2</text:p>
          </table:table-cell>
          <table:table-cell table:style-name="ce15"/>
          <table:table-cell table:style-name="ce3"/>
          <table:table-cell table:style-name="ce3" office:value-type="string">
            <text:p>N-35-35-28.79 E-139-34-49.38</text:p>
          </table:table-cell>
          <table:table-cell table:style-name="ce34" table:formula="of:=IF([.E8]=&quot;&quot;;[.C8];CONCATENATE([.C8];&quot; / &quot;;[.E8]))" office:value-type="string" office:string-value=":m music / log / gt / || s.1:f-109,patt,block=B:patt-n,score+,-,-,blues,R=1 || s.2:f-109,patt,block=A:patt-n,score+,-,-,blues,R=2">
            <text:p>:m music / log / gt / || s.1:f-109,patt,block=B:patt-n,score+,-,-,blues,R=1 || s.2:f-109,patt,block=A:patt-n,score+,-,-,blues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25_17-19-33_000.jpg</text:p>
          </table:table-cell>
          <table:table-cell table:style-name="ce17" office:value-type="string">
            <text:p>:tome/ (J*) / 何をするにせよ、「面白い」がないと、キツイ；「目覚め」がないと</text:p>
          </table:table-cell>
          <table:table-cell table:style-name="ce17"/>
          <table:table-cell table:style-name="ce3"/>
          <table:table-cell table:style-name="ce3" office:value-type="string">
            <text:p>N-35-35-28.77 E-139-34-49.38</text:p>
          </table:table-cell>
          <table:table-cell table:style-name="ce34" table:formula="of:=IF([.E9]=&quot;&quot;;[.C9];CONCATENATE([.C9];&quot; / &quot;;[.E9]))" office:value-type="string" office:string-value=":tome/ (J*) / 何をするにせよ、「面白い」がないと、キツイ；「目覚め」がないと">
            <text:p>:tome/ (J*) / 何をするにせよ、「面白い」がないと、キツイ；「目覚め」がないと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25_19-23-11_000.jpg</text:p>
          </table:table-cell>
          <table:table-cell table:style-name="ce17" office:value-type="string">
            <text:p>:m / daylog メモ / partial / 2020-0325</text:p>
          </table:table-cell>
          <table:table-cell table:style-name="ce16"/>
          <table:table-cell table:style-name="ce3"/>
          <table:table-cell table:style-name="ce3" office:value-type="string">
            <text:p>N-35-35-22.76 E-139-34-52.9</text:p>
          </table:table-cell>
          <table:table-cell table:style-name="ce34" table:formula="of:=IF([.E10]=&quot;&quot;;[.C10];CONCATENATE([.C10];&quot; / &quot;;[.E10]))" office:value-type="string" office:string-value=":m / daylog メモ / partial / 2020-0325">
            <text:p>:m / daylog メモ / partial / 2020-0325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25_21-11-14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0.99 E-139-34-43.34</text:p>
          </table:table-cell>
          <table:table-cell table:style-name="ce34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26_00-24-20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16 E-139-34-49.11</text:p>
          </table:table-cell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26_05-04-24_000.pn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m :PHOTO 起きた時刻（夜中） / ">
            <text:p>:m :PHOTO 起きた時刻（夜中） /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26_06-29-19_000.jpg</text:p>
          </table:table-cell>
          <table:table-cell table:style-name="ce17" office:value-type="string">
            <text:p>:m :PHOTO 起きた時刻 / 2020</text:p>
          </table:table-cell>
          <table:table-cell table:style-name="ce6"/>
          <table:table-cell table:style-name="ce3"/>
          <table:table-cell table:style-name="ce3" office:value-type="string">
            <text:p>N-35-35-28.64 E-139-34-49.43</text:p>
          </table:table-cell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26_08-00-47_000.jpg</text:p>
          </table:table-cell>
          <table:table-cell table:style-name="ce20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1.14 E-139-34-44.22</text:p>
          </table:table-cell>
          <table:table-cell table:style-name="ce34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5_17-08-01_000.mov</text:p>
          </table:table-cell>
          <table:table-cell table:style-name="ce20" office:value-type="string">
            <text:p>:VIDEO / @自宅 / メモ / guitar,gt / 演奏、play / g-2020-0325-1 / f-109,patt,block=B:patt-n,score+,-,-,blues,R=1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メモ / guitar,gt / 演奏、play / g-2020-0325-1 / f-109,patt,block=B:patt-n,score+,-,-,blues,R=1">
            <text:p>:VIDEO / @自宅 / メモ / guitar,gt / 演奏、play / g-2020-0325-1 / f-109,patt,block=B:patt-n,score+,-,-,blues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25_17-11-58_000.mov</text:p>
          </table:table-cell>
          <table:table-cell table:style-name="ce20" office:value-type="string">
            <text:p>:VIDEO / @自宅 / メモ / guitar,gt / 演奏、play / g-2020-0325-2 / f-109,patt,block=A:patt-n,score+,-,-,blues,R=2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VIDEO / @自宅 / メモ / guitar,gt / 演奏、play / g-2020-0325-2 / f-109,patt,block=A:patt-n,score+,-,-,blues,R=2">
            <text:p>:VIDEO / @自宅 / メモ / guitar,gt / 演奏、play / g-2020-0325-2 / f-109,patt,block=A:patt-n,score+,-,-,blues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3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2020/03/26</text:date>, <text:time>09:24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26T09:24:53.83</dc:date>
    <dc:creator>iwabuchi ken</dc:creator>
    <meta:editing-duration>P18DT19H20M55S</meta:editing-duration>
    <meta:editing-cycles>7518</meta:editing-cycles>
    <meta:document-statistic meta:table-count="1" meta:cell-count="763" meta:object-count="0"/>
  </office:meta>
</office:document-meta>
</file>